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 Brush" svg:font-family="'Alex Brush'" style:font-pitch="variable"/>
    <style:font-face style:name="Alfios" svg:font-family="Alfios" style:font-pitch="variable"/>
    <style:font-face style:name="Archivo Black" svg:font-family="'Archivo Black'" style:font-pitch="variable"/>
    <style:font-face style:name="Arial Black1" svg:font-family="'Arial Black'" style:font-pitch="variable"/>
    <style:font-face style:name="Arsenal" svg:font-family="Arsenal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legreya Sans" svg:font-family="'Alegreya Sans'" style:font-adornments="Black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 Extrabold" svg:font-family="'Open Sans Extrabold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="none" style:writing-mode="lr-tb"/>
    </style:style>
    <style:style style:name="Table1.B1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="none" style:writing-mode="lr-tb"/>
    </style:style>
    <style:style style:name="Table1.B1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2" style:family="table-cell">
      <style:table-cell-properties style:vertical-align="top" fo:padding="0.0382in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3" style:family="table-cell">
      <style:table-cell-properties style:vertical-align="top" fo:padding="0.0382in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382in" fo:border="none" style:writing-mode="lr-tb"/>
    </style:style>
    <style:style style:name="Table1.B2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3" style:family="table-row">
      <style:table-row-properties fo:keep-together="always"/>
    </style:style>
    <style:style style:name="Table1.A33" style:family="table-cell">
      <style:table-cell-properties style:vertical-align="top" fo:padding="0.0382in" fo:border="none" style:writing-mode="lr-tb"/>
    </style:style>
    <style:style style:name="Table1.B3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4" style:family="table-row">
      <style:table-row-properties fo:keep-together="always"/>
    </style:style>
    <style:style style:name="Table1.A34" style:family="table-cell">
      <style:table-cell-properties style:vertical-align="top" fo:padding="0.0382in" fo:border="none" style:writing-mode="lr-tb"/>
    </style:style>
    <style:style style:name="Table1.B3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7pt" fo:language="en" fo:country="US" fo:font-style="italic" officeooo:rsid="00323d47" officeooo:paragraph-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58e2ba" officeooo:paragraph-rsid="0058e2ba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normal" fo:font-weight="bold" officeooo:rsid="0058e2ba" officeooo:paragraph-rsid="0058e2ba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2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3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4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4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692b0a" style:font-size-asian="9pt" style:font-style-asian="normal" style:font-size-complex="9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Alfios" fo:font-size="9pt" fo:font-style="normal" officeooo:paragraph-rsid="006c39f7" style:font-size-asian="9pt" style:font-style-asian="normal" style:font-size-complex="9pt" style:font-style-complex="normal"/>
    </style:style>
    <style:style style:name="P51" style:family="paragraph" style:parent-style-name="Standard">
      <style:paragraph-properties fo:text-align="center" style:justify-single-word="false"/>
      <style:text-properties fo:color="#000000" style:font-name="Arsenal" fo:font-size="14pt" fo:font-style="normal" style:font-name-asian="BAAAAA+TimesNewRomanPS-ItalicMT" style:font-size-asian="14pt" style:font-style-asian="normal" style:font-name-complex="BAAAAA+TimesNewRomanPS-ItalicMT" style:font-size-complex="14pt" style:font-style-complex="normal"/>
    </style:style>
    <style:style style:name="P5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chivo Black" fo:font-size="30pt" fo:font-style="normal" fo:font-weight="normal" fo:background-color="transparent" style:font-name-asian="BAAAAA+TimesNewRomanPS-ItalicMT" style:font-size-asian="30pt" style:font-style-asian="normal" style:font-weight-asian="normal" style:font-name-complex="BAAAAA+TimesNewRomanPS-ItalicMT" style:font-size-complex="30pt" style:font-style-complex="normal" style:font-weight-complex="normal" style:text-scale="75%" loext:shadow="none"/>
    </style:style>
    <style:style style:name="P5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5035a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641b00" officeooo:paragraph-rsid="00641b00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641b00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5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officeooo:rsid="00654e96" officeooo:paragraph-rsid="00654e96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60" style:family="paragraph" style:parent-style-name="Table_20_Contents">
      <style:paragraph-properties fo:text-align="end" style:justify-single-word="false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6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5035a7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6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6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66f9de" officeooo:paragraph-rsid="0066f9de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6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6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63849" officeooo:paragraph-rsid="00663849" style:font-size-asian="9pt" style:font-style-asian="italic" style:font-size-complex="9pt" style:font-style-complex="italic"/>
    </style:style>
    <style:style style:name="P6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92b0a" officeooo:paragraph-rsid="00692b0a" style:font-size-asian="9pt" style:font-style-asian="italic" style:font-size-complex="9pt" style:font-style-complex="italic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692b0a" style:font-size-asian="9pt" style:font-style-asian="normal" style:font-size-complex="9pt" style:font-style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lfios" fo:font-size="9pt" fo:font-style="normal" officeooo:rsid="00663849" officeooo:paragraph-rsid="00663849" style:font-size-asian="9pt" style:font-style-asian="normal" style:font-size-complex="9pt" style:font-style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663849" style:font-size-asian="9pt" style:font-style-asian="normal" style:font-size-complex="9pt" style:font-style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lfios" fo:font-size="9pt" fo:font-style="normal" officeooo:rsid="00692b0a" officeooo:paragraph-rsid="00692b0a" style:font-size-asian="9pt" style:font-style-asian="normal" style:font-size-complex="9pt" style:font-style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6b684" style:font-size-asian="9pt" style:font-style-asian="normal" style:font-size-complex="9pt" style:font-style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692b0a" style:font-size-asian="9pt" style:font-style-asian="normal" style:font-size-complex="9pt" style:font-style-complex="normal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83fb3"/>
    </style:style>
    <style:style style:name="T8" style:family="text">
      <style:text-properties officeooo:rsid="0019740b"/>
    </style:style>
    <style:style style:name="T9" style:family="text">
      <style:text-properties officeooo:rsid="001a4705"/>
    </style:style>
    <style:style style:name="T10" style:family="text">
      <style:text-properties officeooo:rsid="0020323c"/>
    </style:style>
    <style:style style:name="T11" style:family="text">
      <style:text-properties officeooo:rsid="0026fe74"/>
    </style:style>
    <style:style style:name="T12" style:family="text">
      <style:text-properties officeooo:rsid="00286734"/>
    </style:style>
    <style:style style:name="T13" style:family="text">
      <style:text-properties officeooo:rsid="00291dd5"/>
    </style:style>
    <style:style style:name="T14" style:family="text">
      <style:text-properties officeooo:rsid="002d1431"/>
    </style:style>
    <style:style style:name="T15" style:family="text">
      <style:text-properties officeooo:rsid="003303de"/>
    </style:style>
    <style:style style:name="T16" style:family="text">
      <style:text-properties officeooo:rsid="003562d4"/>
    </style:style>
    <style:style style:name="T17" style:family="text">
      <style:text-properties officeooo:rsid="00374f5a"/>
    </style:style>
    <style:style style:name="T18" style:family="text">
      <style:text-properties officeooo:rsid="00394e38"/>
    </style:style>
    <style:style style:name="T19" style:family="text">
      <style:text-properties style:text-position="super 58%" officeooo:rsid="003303de"/>
    </style:style>
    <style:style style:name="T20" style:family="text">
      <style:text-properties officeooo:rsid="00403c15"/>
    </style:style>
    <style:style style:name="T21" style:family="text">
      <style:text-properties officeooo:rsid="004106b8"/>
    </style:style>
    <style:style style:name="T22" style:family="text">
      <style:text-properties officeooo:rsid="0041affe"/>
    </style:style>
    <style:style style:name="T23" style:family="text">
      <style:text-properties officeooo:rsid="0041e616"/>
    </style:style>
    <style:style style:name="T24" style:family="text">
      <style:text-properties officeooo:rsid="0043430b"/>
    </style:style>
    <style:style style:name="T25" style:family="text">
      <style:text-properties officeooo:rsid="00450495"/>
    </style:style>
    <style:style style:name="T26" style:family="text">
      <style:text-properties officeooo:rsid="004543ea"/>
    </style:style>
    <style:style style:name="T27" style:family="text">
      <style:text-properties fo:language="en" fo:country="US" officeooo:rsid="00323d47" style:letter-kerning="true" style:language-asian="zxx" style:country-asian="none" style:language-complex="zxx" style:country-complex="none"/>
    </style:style>
    <style:style style:name="T28" style:family="text">
      <style:text-properties fo:language="en" fo:country="US" officeooo:rsid="00641b00" style:letter-kerning="true" style:language-asian="zxx" style:country-asian="none" style:language-complex="zxx" style:country-complex="none"/>
    </style:style>
    <style:style style:name="T29" style:family="text">
      <style:text-properties officeooo:rsid="0046b684"/>
    </style:style>
    <style:style style:name="T30" style:family="text">
      <style:text-properties officeooo:rsid="004e4887"/>
    </style:style>
    <style:style style:name="T31" style:family="text">
      <style:text-properties officeooo:rsid="004e507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5035a7" style:font-style-asian="normal" style:font-style-complex="normal"/>
    </style:style>
    <style:style style:name="T34" style:family="text">
      <style:text-properties fo:font-style="normal" officeooo:rsid="00550d27" style:font-style-asian="normal" style:font-style-complex="normal"/>
    </style:style>
    <style:style style:name="T35" style:family="text">
      <style:text-properties fo:font-style="normal" officeooo:rsid="0055adaf" style:font-style-asian="normal" style:font-style-complex="normal"/>
    </style:style>
    <style:style style:name="T36" style:family="text">
      <style:text-properties fo:font-style="normal" officeooo:rsid="006866c2" style:font-style-asian="normal" style:font-style-complex="normal"/>
    </style:style>
    <style:style style:name="T37" style:family="text">
      <style:text-properties officeooo:rsid="005707f5"/>
    </style:style>
    <style:style style:name="T38" style:family="text">
      <style:text-properties officeooo:rsid="005fa510"/>
    </style:style>
    <style:style style:name="T39" style:family="text">
      <style:text-properties officeooo:rsid="00641b00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23d47" style:font-weight-asian="normal" style:font-weight-complex="normal"/>
    </style:style>
    <style:style style:name="T42" style:family="text">
      <style:text-properties fo:font-weight="normal" officeooo:rsid="00641b00" style:font-weight-asian="normal" style:font-weight-complex="normal"/>
    </style:style>
    <style:style style:name="T43" style:family="text">
      <style:text-properties officeooo:rsid="00654e96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officeooo:rsid="006866c2"/>
    </style:style>
    <style:style style:name="T46" style:family="text">
      <style:text-properties officeooo:rsid="006a44a8"/>
    </style:style>
    <style:style style:name="T47" style:family="text">
      <style:text-properties officeooo:rsid="006c39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Alexei Znamensky</text:p>
      <text:p text:style-name="P51">Curriculum Vitæ / Resumé</text:p>
      <text:p text:style-name="P4"/>
      <text:p text:style-name="P13"><text:span text:style-name="T32">Mobile Phone: </text:span><text:span text:style-name="T33">+</text:span><text:span text:style-name="T36">64</text:span><text:span text:style-name="T33"> </text:span><text:span text:style-name="T36">27</text:span><text:span text:style-name="T33"> </text:span><text:span text:style-name="T36">204-4318</text:span><text:span text:style-name="T33"> | Mail: </text:span><text:a xlink:type="simple" xlink:href="mailto:russoz@gmail.com" text:style-name="Internet_20_link" text:visited-style-name="Visited_20_Internet_20_Link"><text:span text:style-name="T33">russoz@gmail.com</text:span></text:a><text:span text:style-name="T33"> | </text:span><text:span text:style-name="T34">Skype: russoz</text:span></text:p>
      <text:p text:style-name="P14"><text:a xlink:type="simple" xlink:href="https://linkedin.com/in/alexeiz" text:style-name="Internet_20_link" text:visited-style-name="Visited_20_Internet_20_Link"><text:span text:style-name="T36">https://linkedin.com/in/alexeiz</text:span></text:a><text:span text:style-name="T33"> </text:span><text:span text:style-name="T34">| </text:span><text:a xlink:type="simple" xlink:href="https://www.facebook.com/alexei.znamensky" text:style-name="Internet_20_link" text:visited-style-name="Visited_20_Internet_20_Link"><text:span text:style-name="T35">https://www.facebook.com/alexei.znamensky</text:span></text:a></text:p>
      <text:p text:style-name="P12"><text:a xlink:type="simple" xlink:href="https://github.com/russoz" text:style-name="Internet_20_link" text:visited-style-name="Visited_20_Internet_20_Link"><text:span text:style-name="T32">https://github.com/russoz</text:span></text:a><text:span text:style-name="T32"> | </text:span><text:a xlink:type="simple" xlink:href="https://metacpan.org/author/RUSSOZ" text:style-name="Internet_20_link" text:visited-style-name="Visited_20_Internet_20_Link"><text:span text:style-name="T32">https://metacpan.org/author/RUSSOZ</text:span></text:a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Objective</text:p>
          </table:table-cell>
          <table:table-cell table:style-name="Table1.B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B1" office:value-type="string">
            <text:p text:style-name="P41"><text:span text:style-name="T38">A</text:span> <text:span text:style-name="T30">Reliability Engineering</text:span> role supporting high-volume &amp; mission critical systems</text:p>
          </table:table-cell>
        </table:table-row>
        <table:table-row table:style-name="Table1.3">
          <table:table-cell table:style-name="Table1.A30" office:value-type="string">
            <text:p text:style-name="P25"/>
          </table:table-cell>
          <table:table-cell table:style-name="Table1.B27" office:value-type="string">
            <text:p text:style-name="P31"/>
          </table:table-cell>
        </table:table-row>
        <table:table-row table:style-name="Table1.4">
          <table:table-cell table:style-name="Table1.A30" office:value-type="string">
            <text:p text:style-name="P36">Skills</text:p>
          </table:table-cell>
          <table:table-cell table:style-name="Table1.B30" office:value-type="string">
            <text:p text:style-name="P31"/>
          </table:table-cell>
        </table:table-row>
        <table:table-row table:style-name="Table1.8">
          <table:table-cell table:style-name="Table1.A30" office:value-type="string">
            <text:p text:style-name="P66">Continuous Integration/Delivery</text:p>
          </table:table-cell>
          <table:table-cell table:style-name="Table1.B30" office:value-type="string">
            <text:p text:style-name="P71">Atlassian stack: Jira, Bitbucket/<text:span text:style-name="T47">Stash</text:span>, Bamboo, Crucible/Fisheye, Hipchat</text:p>
            <text:p text:style-name="P71">Also some experience with Jenkins</text:p>
            <text:p text:style-name="P71">Strong experience writing unit and integration tests</text:p>
          </table:table-cell>
        </table:table-row>
        <table:table-row table:style-name="Table1.8">
          <table:table-cell table:style-name="Table1.A30" office:value-type="string">
            <text:p text:style-name="P65">Systems &amp; Applications Administration</text:p>
          </table:table-cell>
          <table:table-cell table:style-name="Table1.B30" office:value-type="string">
            <text:p text:style-name="P68">Unix/Linux administration since 1995 <text:span text:style-name="T29">(Solaris, IRIX, AIX, Debian, RedHat, Ubuntu)</text:span></text:p>
            <text:p text:style-name="P69"><text:span text:style-name="T21">A</text:span>ssessing and tuning <text:span text:style-name="T21">SO and apps </text:span>performance</text:p>
            <text:p text:style-name="P68"><text:span text:style-name="T21">I</text:span>nstalling, configuring, <text:span text:style-name="T16">programming</text:span> and managing <text:span text:style-name="T20">Java-based application servers</text:span></text:p>
            <text:p text:style-name="P72">Large experience in troubleshooting</text:p>
          </table:table-cell>
        </table:table-row>
        <table:table-row table:style-name="Table1.8">
          <table:table-cell table:style-name="Table1.A30" office:value-type="string">
            <text:p text:style-name="P67">DevOps</text:p>
          </table:table-cell>
          <table:table-cell table:style-name="Table1.B30" office:value-type="string">
            <text:p text:style-name="P70"><text:span text:style-name="T43">Basic experience with AWS management</text:span></text:p>
            <text:p text:style-name="P74">Intermediate experience with vagrant</text:p>
            <text:p text:style-name="P74">Intermediate experience with chef &amp; puppet</text:p>
            <text:p text:style-name="P48"><text:span text:style-name="T25">Basic</text:span> experience with containerization (docker)</text:p>
          </table:table-cell>
        </table:table-row>
        <table:table-row table:style-name="Table1.8">
          <table:table-cell table:style-name="Table1.A30" office:value-type="string">
            <text:p text:style-name="P65">Support</text:p>
          </table:table-cell>
          <table:table-cell table:style-name="Table1.B30" office:value-type="string">
            <text:p text:style-name="P72">Systems monitoring <text:span text:style-name="T31">(mostly </text:span>nagios <text:span text:style-name="T31">&amp;</text:span> zabbix<text:span text:style-name="T31">)</text:span></text:p>
            <text:p text:style-name="P73">JIRA administration</text:p>
            <text:p text:style-name="P72">Automati<text:span text:style-name="T22">on of</text:span> first-response to incidents with remediation systems</text:p>
          </table:table-cell>
        </table:table-row>
        <table:table-row table:style-name="Table1.9">
          <table:table-cell table:style-name="Table1.A30" office:value-type="string">
            <text:p text:style-name="P25">Development</text:p>
          </table:table-cell>
          <table:table-cell table:style-name="Table1.B30" office:value-type="string">
            <text:p text:style-name="P50"><text:span text:style-name="T7">E</text:span>xperience with Java Enterprise <text:span text:style-name="T45">for over 15 years, bash, python, among others</text:span></text:p>
            <text:p text:style-name="P49"><text:span text:style-name="T46">Basic</text:span> experience with Functional programming</text:p>
            <text:p text:style-name="P70"><text:span text:style-name="T29">Security-aware mindset (though not a specialist in the field)</text:span></text:p>
            <text:p text:style-name="P77">Queue systems: IBM MQ, HornetQ, Rabbit, Artemis</text:p>
          </table:table-cell>
        </table:table-row>
        <table:table-row table:style-name="Table1.10">
          <table:table-cell table:style-name="Table1.A30" office:value-type="string">
            <text:p text:style-name="P25">Training</text:p>
          </table:table-cell>
          <table:table-cell table:style-name="Table1.B30" office:value-type="string">
            <text:p text:style-name="P32"><text:span text:style-name="T8">E</text:span>xperience in <text:span text:style-name="T9">teaching</text:span> <text:span text:style-name="T8">technical courses since 1998</text:span></text:p>
          </table:table-cell>
        </table:table-row>
        <table:table-row table:style-name="Table1.11">
          <table:table-cell table:style-name="Table1.A30" office:value-type="string">
            <text:p text:style-name="P25">Languages</text:p>
          </table:table-cell>
          <table:table-cell table:style-name="Table1.B30" office:value-type="string">
            <text:p text:style-name="P6">Portuguese: Fluent (native)</text:p>
            <text:p text:style-name="P5">English: Fluent (reading, writing, speaking)</text:p>
            <text:p text:style-name="P30">Spanish: <text:span text:style-name="T24">Advanced</text:span> (reading, <text:span text:style-name="T1">writing, </text:span>speaking)</text:p>
          </table:table-cell>
        </table:table-row>
        <table:table-row table:style-name="Table1.12">
          <table:table-cell table:style-name="Table1.A30" office:value-type="string">
            <text:p text:style-name="P25"/>
          </table:table-cell>
          <table:table-cell table:style-name="Table1.B27" office:value-type="string">
            <text:p text:style-name="P6"/>
          </table:table-cell>
        </table:table-row>
        <table:table-row table:style-name="Table1.13">
          <table:table-cell table:style-name="Table1.A30" office:value-type="string">
            <text:p text:style-name="P36">Experience</text:p>
            <text:p text:style-name="P15"><text:span text:style-name="T26">(Full listing at</text:span> Linkedin<text:span text:style-name="T23">)</text:span></text:p>
          </table:table-cell>
          <table:table-cell table:style-name="Table1.B30" office:value-type="string">
            <text:p text:style-name="P34"/>
          </table:table-cell>
        </table:table-row>
        <table:table-row table:style-name="Table1.14">
          <table:table-cell table:style-name="Table1.A30" office:value-type="string">
            <text:p text:style-name="P58">timbre Digital</text:p>
            <text:p text:style-name="P56">Delivery Services Engineer</text:p>
            <text:p text:style-name="P56">Auckland, NEW ZEALAND</text:p>
            <text:p text:style-name="P63"><text:span text:style-name="T39">Feb/2017</text:span> – <text:span text:style-name="T39">Current</text:span></text:p>
          </table:table-cell>
          <table:table-cell table:style-name="Table1.B30" office:value-type="string">
            <text:p text:style-name="P64">Responsible for providing governance over the build and deployment process at global scale.</text:p>
          </table:table-cell>
        </table:table-row>
        <table:table-row table:style-name="Table1.15">
          <table:table-cell table:style-name="Table1.A30" office:value-type="string">
            <text:p text:style-name="P11">Movile</text:p>
            <text:p text:style-name="P53">Reliability Manager</text:p>
            <text:p text:style-name="P54">Campinas, <text:span text:style-name="T26">BRAZIL</text:span></text:p>
            <text:p text:style-name="P57"><text:span text:style-name="T28">(2 yrs at </text:span><text:span text:style-name="T27">ARGENTINA</text:span><text:span text:style-name="T28">)</text:span></text:p>
            <text:p text:style-name="P57"><text:span text:style-name="T40">Oct/2012 – </text:span><text:span text:style-name="T42">Sep</text:span><text:span text:style-name="T41">/201</text:span><text:span text:style-name="T42">6</text:span></text:p>
          </table:table-cell>
          <table:table-cell table:style-name="Table1.B30" office:value-type="string">
            <text:p text:style-name="P18">Responsible <text:span text:style-name="T15">for the Reliability area, leveraging services/tools to sustain a 150 million transactions/day operation, 24x7x365. Implemented alarms remediation, and improved response times for 2</text:span><text:span text:style-name="T19">nd</text:span><text:span text:style-name="T15"> level teams using better notification tools and processes. The area grew from ~500 tickets/month by the end of 2011 to ~6000/tickets/month by mid-2016, with presence in two countries, while implementing SLAs for our customers. Interaction with clients, service providers, business teams and technical teams across Latin America.</text:span></text:p>
            <text:p text:style-name="P23">Automated many workflows, created and destroyed a number of processes for the team. Reinvented the team a couple of times, interviewed some hundreds of people. <text:span text:style-name="T17">Implemented agile patterns like Kanban.</text:span></text:p>
          </table:table-cell>
        </table:table-row>
        <table:table-row table:style-name="Table1.16">
          <table:table-cell table:style-name="Table1.A30" office:value-type="string">
            <text:p text:style-name="P11">IBM Brazil</text:p>
            <text:p text:style-name="P55">Senior IT Specialist</text:p>
            <text:p text:style-name="P60">Mar/2011 – Sep/2012</text:p>
          </table:table-cell>
          <table:table-cell table:style-name="Table1.B30" office:value-type="string">
            <text:p text:style-name="P17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ext:soft-page-break/>
        <table:table-row table:style-name="Table1.17">
          <table:table-cell table:style-name="Table1.A30" office:value-type="string">
            <text:p text:style-name="P11">Cognizant</text:p>
            <text:p text:style-name="P61">Senior Support Analyst</text:p>
            <text:p text:style-name="P62">Nov/2009 – Mar/2011</text:p>
          </table:table-cell>
          <table:table-cell table:style-name="Table1.B30" office:value-type="string">
            <text:p text:style-name="P19"><text:span text:style-name="T13">A</text:span>llocated full-time at Avon Cosmetics Brazil. <text:span text:style-name="T13">IBM WAS A</text:span>dministrator <text:span text:style-name="T18">multi-</text:span>platforms <text:span text:style-name="T18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8">
          <table:table-cell table:style-name="Table1.A30" office:value-type="string">
            <text:p text:style-name="P11">IBM Brazil</text:p>
            <text:p text:style-name="P55">Senior IT Specialist</text:p>
            <text:p text:style-name="P60">Apr/2005 – Nov/2009</text:p>
          </table:table-cell>
          <table:table-cell table:style-name="Table1.B30" office:value-type="string">
            <text:p text:style-name="P17"><text:span text:style-name="T10">H</text:span>ave worked in a handful different projects, <text:span text:style-name="T18">eventually leading the administration team in some of them, maintaining, </text:span>building and deploying J2EE applications, <text:span text:style-name="T18">providing </text:span>level 3 &amp; 4 support for <text:span text:style-name="T18">IBM off-shore projects using IBM WAS</text:span> v5.x &amp; v6.x, Portal Server v6.x, <text:span text:style-name="T18">along with </text:span>teams in Brazil, USA, India and Europe.</text:p>
          </table:table-cell>
        </table:table-row>
        <table:table-row table:style-name="Table1.19">
          <table:table-cell table:style-name="Table1.A30" office:value-type="string">
            <text:p text:style-name="P10">LSI-EPUSP</text:p>
            <text:p text:style-name="P55">System Administrator</text:p>
            <text:p text:style-name="P60">1994 – 1999</text:p>
          </table:table-cell>
          <table:table-cell table:style-name="Table1.B30" office:value-type="string">
            <text:p text:style-name="P17"><text:span text:style-name="T11">Systems, Networking &amp; Security Administrator, working with </text:span>Solaris, IRIX, Linux and AIX; Unix Teacher; Intern – Parallel Computing <text:span text:style-name="T12">D</text:span>evelopment</text:p>
          </table:table-cell>
        </table:table-row>
        <table:table-row table:style-name="Table1.20">
          <table:table-cell table:style-name="Table1.A30" office:value-type="string">
            <text:p text:style-name="P25"/>
          </table:table-cell>
          <table:table-cell table:style-name="Table1.B27" office:value-type="string">
            <text:p text:style-name="P31"/>
          </table:table-cell>
        </table:table-row>
        <table:table-row table:style-name="Table1.21">
          <table:table-cell table:style-name="Table1.A23" office:value-type="string">
            <text:p text:style-name="P36">Communities</text:p>
          </table:table-cell>
          <table:table-cell table:style-name="Table1.B27" office:value-type="string">
            <text:p text:style-name="P30"/>
          </table:table-cell>
        </table:table-row>
        <table:table-row table:style-name="Table1.22">
          <table:table-cell table:style-name="Table1.A23" office:value-type="string">
            <text:p text:style-name="P46">S.Paulo Perl Mongers</text:p>
            <text:p text:style-name="P9"><text:a xlink:type="simple" xlink:href="http://sao-paulo.pm.org/" text:style-name="Internet_20_link" text:visited-style-name="Visited_20_Internet_20_Link"><text:span text:style-name="T2">http://sao-paulo.pm.org/</text:span></text:a></text:p>
            <text:p text:style-name="P59"><text:span text:style-name="T6">since </text:span>May/2008</text:p>
          </table:table-cell>
          <table:table-cell table:style-name="Table1.B27" office:value-type="string">
            <text:p text:style-name="P21"><text:span text:style-name="T5">Active member since 2008; Group l</text:span>eader <text:span text:style-name="T5">(</text:span>May/2011 –<text:span text:style-name="T5"> </text:span>Feb/2013<text:span text:style-name="T5">); </text:span><text:s/>Author of a <text:span text:style-name="T43">small</text:span> number of Perl modules, at <text:a xlink:type="simple" xlink:href="http://metacpan.org/author/RUSSOZ" text:style-name="Internet_20_link" text:visited-style-name="Visited_20_Internet_20_Link"><text:span text:style-name="T20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3">
          <table:table-cell table:style-name="Table1.A23" office:value-type="string">
            <text:p text:style-name="P11">SouJava</text:p>
            <text:p text:style-name="P24"><text:a xlink:type="simple" xlink:href="http://www.soujava.org.br/" text:style-name="Internet_20_link" text:visited-style-name="Visited_20_Internet_20_Link"><text:span text:style-name="Internet_20_link"><text:span text:style-name="T3">http://www.soujava.org.br/</text:span></text:span></text:a></text:p>
            <text:p text:style-name="P59"><text:span text:style-name="T6">since </text:span>Out/1998</text:p>
          </table:table-cell>
          <table:table-cell table:style-name="Table1.B27" office:value-type="string">
            <text:p text:style-name="P22"><text:span text:style-name="T37">Founding member, </text:span>Organization <text:span text:style-name="T4">(Oct/1998 – Jul/2002)</text:span></text:p>
            <text:p text:style-name="P17">Administration and support on events.</text:p>
            <text:p text:style-name="P16">Administration of the group server www.soujava.org.br</text:p>
          </table:table-cell>
        </table:table-row>
        <table:table-row table:style-name="Table1.24">
          <table:table-cell table:style-name="Table1.A30" office:value-type="string">
            <text:p text:style-name="P25"/>
          </table:table-cell>
          <table:table-cell table:style-name="Table1.B27" office:value-type="string">
            <text:p text:style-name="P31"/>
          </table:table-cell>
        </table:table-row>
        <table:table-row table:style-name="Table1.25">
          <table:table-cell table:style-name="Table1.A30" office:value-type="string">
            <text:p text:style-name="P37">Certifications</text:p>
          </table:table-cell>
          <table:table-cell table:style-name="Table1.B30" office:value-type="string">
            <text:p text:style-name="P31"/>
          </table:table-cell>
        </table:table-row>
        <table:table-row table:style-name="Table1.26">
          <table:table-cell table:style-name="Table1.A30" office:value-type="string">
            <text:p text:style-name="P35"/>
          </table:table-cell>
          <table:table-cell table:style-name="Table1.B30" office:value-type="string">
            <text:p text:style-name="P31">IBM Certified System Administrator – WAS ND 6.0</text:p>
            <text:p text:style-name="P47"><text:s text:c="2"/>on November, 29th 2005</text:p>
            <text:p text:style-name="P30">Sun Certified Web Component Dev. for J2EE 1.3</text:p>
            <text:p text:style-name="P45"><text:s text:c="2"/>on March, 19th 2004</text:p>
            <text:p text:style-name="P30">Sun Certified Java Programmer for Java 1.4</text:p>
            <text:p text:style-name="P45"><text:s text:c="2"/>on July, 31st 2003</text:p>
            <text:p text:style-name="P30">Linux Professional Institute Certification Level 2</text:p>
            <text:p text:style-name="P45"><text:s text:c="2"/>on June 30th 2003 (LPI000022682, 97fgfk3m5a)</text:p>
            <text:p text:style-name="P30">Linux Professional Institute Certification Level 1</text:p>
            <text:p text:style-name="P45"><text:s text:c="2"/>on October, 23rd 2002 (LPI000022682, 4mmh2lw3lg)</text:p>
          </table:table-cell>
        </table:table-row>
        <table:table-row table:style-name="Table1.27">
          <table:table-cell table:style-name="Table1.A30" office:value-type="string">
            <text:p text:style-name="P44"/>
          </table:table-cell>
          <table:table-cell table:style-name="Table1.B27" office:value-type="string">
            <text:p text:style-name="P31"/>
          </table:table-cell>
        </table:table-row>
        <table:table-row table:style-name="Table1.28">
          <table:table-cell table:style-name="Table1.A30" office:value-type="string">
            <text:p text:style-name="P36">Education</text:p>
          </table:table-cell>
          <table:table-cell table:style-name="Table1.B30" office:value-type="string">
            <text:p text:style-name="P31"/>
          </table:table-cell>
        </table:table-row>
        <table:table-row table:style-name="Table1.29">
          <table:table-cell table:style-name="Table1.A30" office:value-type="string">
            <text:p text:style-name="P25">Graduated</text:p>
            <text:p text:style-name="P25">Dec 2009</text:p>
          </table:table-cell>
          <table:table-cell table:style-name="Table1.B30" office:value-type="string">
            <text:p text:style-name="P31">Gestão de Negócios na Pequena e Média Empresa</text:p>
            <text:p text:style-name="P30">(Business Management in Small and Medium Enterprises)</text:p>
            <text:p text:style-name="P30">Universidade Anhembi-Morumbi</text:p>
            <text:p text:style-name="P30">São Paulo, SP</text:p>
          </table:table-cell>
        </table:table-row>
        <table:table-row table:style-name="Table1.30">
          <table:table-cell table:style-name="Table1.A30" office:value-type="string">
            <text:p text:style-name="P25">Not completed</text:p>
          </table:table-cell>
          <table:table-cell table:style-name="Table1.B30" office:value-type="string">
            <text:p text:style-name="P6">Ciência da Computação (BsC Computer Sciences)</text:p>
            <text:p text:style-name="P30">Instituto de Matemática e Estatística da USP</text:p>
            <text:p text:style-name="P30">São Paulo, SP</text:p>
          </table:table-cell>
        </table:table-row>
        <table:table-row table:style-name="Table1.31">
          <table:table-cell table:style-name="Table1.A33" office:value-type="string">
            <text:p text:style-name="P25">High School</text:p>
            <text:p text:style-name="P25">Dec 1992</text:p>
          </table:table-cell>
          <table:table-cell table:style-name="Table1.B33" office:value-type="string">
            <text:p text:style-name="P7">Colégio Marista de Brasília, </text:p>
            <text:p text:style-name="P33">Brasília, DF</text:p>
          </table:table-cell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2"/>
          </table:table-cell>
        </table:table-row>
        <table:table-row table:style-name="Table1.33">
          <table:table-cell table:style-name="Table1.A33" office:value-type="string">
            <text:p text:style-name="P29">Other Interests</text:p>
          </table:table-cell>
          <table:table-cell table:style-name="Table1.B33" office:value-type="string">
            <text:p text:style-name="P7"/>
          </table:table-cell>
        </table:table-row>
        <table:table-row table:style-name="Table1.34">
          <table:table-cell table:style-name="Table1.A34" office:value-type="string">
            <text:p text:style-name="P28"/>
          </table:table-cell>
          <table:table-cell table:style-name="Table1.B34" office:value-type="string">
            <text:p text:style-name="P8">languages, etymology, humans, consciousness, archery, teaching, sailing, history, geography, philosophy, music, automation, open source, robo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 Brush" svg:font-family="'Alex Brush'" style:font-pitch="variable"/>
    <style:font-face style:name="Alfios" svg:font-family="Alfios" style:font-pitch="variable"/>
    <style:font-face style:name="Archivo Black" svg:font-family="'Archivo Black'" style:font-pitch="variable"/>
    <style:font-face style:name="Arial Black1" svg:font-family="'Arial Black'" style:font-pitch="variable"/>
    <style:font-face style:name="Arsenal" svg:font-family="Arsenal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legreya Sans" svg:font-family="'Alegreya Sans'" style:font-adornments="Black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 Extrabold" svg:font-family="'Open Sans Extrabold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  <text:p text:style-name="MP2">This file was updated on: <text:date style:data-style-name="N75" text:date-value="2017-09-16T17:35:28.119685174">Sep 16, 2017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7-09-16T17:35:28.081256730</dc:date>
    <meta:editing-cycles>108</meta:editing-cycles>
    <meta:editing-duration>P5DT8H47M58S</meta:editing-duration>
    <meta:generator>LibreOffice/5.1.6.2$Linux_X86_64 LibreOffice_project/10m0$Build-2</meta:generator>
    <meta:document-statistic meta:table-count="1" meta:image-count="0" meta:object-count="0" meta:page-count="2" meta:paragraph-count="108" meta:word-count="675" meta:character-count="5139" meta:non-whitespace-character-count="4549"/>
    <meta:user-defined meta:name="Info 1"/>
    <meta:user-defined meta:name="Info 2"/>
    <meta:user-defined meta:name="Info 3"/>
    <meta:user-defined meta:name="Info 4"/>
  </office:meta>
</office:document-meta>
</file>